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Verdana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Ordenadores" style:family="table">
      <style:table-properties style:width="17cm" table:align="margins"/>
    </style:style>
    <style:style style:name="Ordenadores.A" style:family="table-column">
      <style:table-column-properties style:column-width="3.006cm" style:rel-column-width="1704*"/>
    </style:style>
    <style:style style:name="Ordenadores.B" style:family="table-column">
      <style:table-column-properties style:column-width="13.995cm" style:rel-column-width="7934*"/>
    </style:style>
    <style:style style:name="Ordenadore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Ordenadore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Ordenadore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Ordenadore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667cm" style:rel-column-width="3213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 style:list-style-name="L1">
      <style:text-properties officeooo:rsid="001856d8" officeooo:paragraph-rsid="001856d8"/>
    </style:style>
    <style:style style:name="P2" style:family="paragraph" style:parent-style-name="Header" style:list-style-name="L1">
      <style:paragraph-properties fo:margin-left="0cm" fo:margin-right="0cm" fo:margin-top="0cm" fo:margin-bottom="0cm" loext:contextual-spacing="false" fo:line-height="123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bold" officeooo:rsid="001856d8" officeooo:paragraph-rsid="001856d8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3d7" officeooo:paragraph-rsid="001533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1999" officeooo:paragraph-rsid="001719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33d7" officeooo:paragraph-rsid="001533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23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7.80000019073486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23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9pt" fo:letter-spacing="normal" fo:font-style="normal" fo:font-weight="bold" style:font-size-asian="9pt" style:font-weight-asian="bold" style:font-size-complex="9pt" style:font-weight-complex="bold"/>
    </style:style>
    <style:style style:name="P9" style:family="paragraph" style:parent-style-name="Text_20_body" style:list-style-name="L1">
      <style:paragraph-properties fo:margin-left="0cm" fo:margin-right="0cm" fo:margin-top="0cm" fo:margin-bottom="0cm" loext:contextual-spacing="false" fo:line-height="123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9pt" fo:letter-spacing="normal" fo:font-style="normal" fo:font-weight="bold" style:font-size-asian="9pt" style:font-weight-asian="bold" style:font-size-complex="9pt" style:font-weight-complex="bold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23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9pt" fo:letter-spacing="normal" fo:font-style="normal" fo:font-weight="bold" officeooo:paragraph-rsid="0013a840" style:font-size-asian="9pt" style:font-weight-asian="bold" style:font-size-complex="9pt" style:font-weight-complex="bold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23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9pt" fo:letter-spacing="normal" fo:font-style="normal" fo:font-weight="bold" officeooo:rsid="0013a840" officeooo:paragraph-rsid="0013a840" style:font-size-asian="9pt" style:font-weight-asian="bold" style:font-size-complex="9pt" style:font-weight-complex="bold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23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23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124160" officeooo:paragraph-rsid="00124160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23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13a840" officeooo:paragraph-rsid="0013a840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23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171999" officeooo:paragraph-rsid="00171999" style:font-size-asian="10.5pt" style:font-size-complex="12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23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17" style:family="paragraph" style:parent-style-name="Text_20_body" style:list-style-name="L1">
      <style:paragraph-properties fo:margin-left="0cm" fo:margin-right="0cm" fo:margin-top="0cm" fo:margin-bottom="0cm" loext:contextual-spacing="false" fo:line-height="123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18" style:family="paragraph" style:parent-style-name="Text_20_body" style:list-style-name="L1">
      <style:paragraph-properties fo:margin-left="0cm" fo:margin-right="0cm" fo:margin-top="0cm" fo:margin-bottom="0cm" loext:contextual-spacing="false" fo:line-height="123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bold" officeooo:paragraph-rsid="00124160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23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outline="false" style:text-line-through-style="none" style:text-line-through-type="none" style:font-name="Arial" fo:font-size="7.80000019073486pt" fo:letter-spacing="normal" fo:font-style="normal" fo:text-shadow="none" style:text-underline-style="none" fo:font-weight="normal" officeooo:rsid="001533d7" officeooo:paragraph-rsid="001719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23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bold" officeooo:rsid="0013a840" officeooo:paragraph-rsid="0013a84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23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bold" officeooo:paragraph-rsid="0013a84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ext_20_body" style:list-style-name="L1">
      <style:paragraph-properties fo:margin-left="0cm" fo:margin-right="0cm" fo:line-height="123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9pt" fo:letter-spacing="normal" fo:font-style="normal" fo:font-weight="bold" style:font-size-asian="9pt" style:font-weight-asian="bold" style:font-size-complex="9pt" style:font-weight-complex="bold"/>
    </style:style>
    <style:style style:name="P23" style:family="paragraph" style:parent-style-name="Text_20_body" style:list-style-name="L1">
      <style:paragraph-properties fo:margin-left="0cm" fo:margin-right="0cm" fo:line-height="123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left="0cm" fo:margin-right="0cm" fo:line-height="123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13a840" officeooo:paragraph-rsid="0013a840" style:font-size-asian="12pt" style:font-size-complex="12pt"/>
    </style:style>
    <style:style style:name="P25" style:family="paragraph" style:parent-style-name="Text_20_body">
      <style:paragraph-properties fo:margin-left="0cm" fo:margin-right="0cm" fo:line-height="123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1" style:family="text">
      <style:text-properties officeooo:rsid="0013a84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13a840" style:font-size-asian="12pt" style:font-size-complex="12pt"/>
    </style:style>
    <style:style style:name="T8" style:family="text">
      <style:text-properties fo:font-size="12pt" officeooo:rsid="0017dc79" style:font-size-asian="12pt" style:font-size-complex="12pt"/>
    </style:style>
    <style:style style:name="T9" style:family="text">
      <style:text-properties fo:font-size="12pt" officeooo:rsid="001856d8" style:font-size-asian="12pt" style:font-size-complex="12pt"/>
    </style:style>
    <style:style style:name="T10" style:family="text">
      <style:text-properties fo:font-size="12pt" fo:font-weight="normal" style:font-size-asian="12pt" style:font-size-complex="12pt"/>
    </style:style>
    <style:style style:name="T11" style:family="text">
      <style:text-properties fo:font-size="12pt" fo:font-weight="normal" officeooo:rsid="0013a840" style:font-size-asian="12pt" style:font-size-complex="12pt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ize="12pt" officeooo:rsid="00171999" style:font-size-asian="10.5pt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17dc79"/>
    </style:style>
    <style:style style:name="T17" style:family="text">
      <style:text-properties officeooo:rsid="001856d8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10787072" text:style-name="L1">
        <text:list-header>
          <text:p text:style-name="P1"><text:span text:style-name="T2">Nombre:</text:span> José Manuel Monteagudo Sánchez</text:p>
          <text:p text:style-name="P1"><text:span text:style-name="T2">Fecha</text:span>: 23/10/2019</text:p>
          <text:p text:style-name="P2"><text:span text:style-name="T12">Asignatura</text:span>: <text:span text:style-name="T14">Sistemas Informáticos</text:span></text:p>
          <text:p text:style-name="P17"/>
          <text:p text:style-name="P17"/>
          <text:p text:style-name="P17"/>
          <text:p text:style-name="P17"><text:span text:style-name="T17">1.</text:span>Haz una tabla resumen con los diferentes elementos de la historia de los ordenadores, su fecha y su autor.</text:p>
        </text:list-header>
      </text:list>
      <text:p text:style-name="P16"/>
      <text:p text:style-name="P16"/>
      <text:p text:style-name="P16"/>
      <text:p text:style-name="P16"/>
      <text:p text:style-name="P15"><text:span text:style-name="T5">FECHA</text:span><text:tab/><text:tab/><text:tab/><text:tab/><text:span text:style-name="T3">AUTOR</text:span><text:tab/><text:tab/><text:tab/><text:tab/><text:span text:style-name="T3">ELEMENTO</text:span></text:p>
      <table:table table:name="Tabla1" table:style-name="Tabla1">
        <table:table-column table:style-name="Tabla1.A"/>
        <table:table-column table:style-name="Tabla1.B" table:number-columns-repeated="2"/>
        <table:table-row>
          <table:table-cell table:style-name="Tabla1.A1" office:value-type="string">
            <text:p text:style-name="P5">1962</text:p>
          </table:table-cell>
          <table:table-cell table:style-name="Tabla1.A1" office:value-type="string">
            <text:p text:style-name="P19"><text:span text:style-name="T13">Philip Dreyfuss</text:span> <text:s/></text:p>
          </table:table-cell>
          <table:table-cell table:style-name="Tabla1.C1" office:value-type="string">
            <text:p text:style-name="P5">Tratamiento de la información recibe el nombre de informática.</text:p>
          </table:table-cell>
        </table:table-row>
        <table:table-row>
          <table:table-cell table:style-name="Tabla1.A2" office:value-type="string">
            <text:p text:style-name="P5">Inicios del siglo XVII</text:p>
          </table:table-cell>
          <table:table-cell table:style-name="Tabla1.A2" office:value-type="string">
            <text:p text:style-name="P5">John Napier</text:p>
          </table:table-cell>
          <table:table-cell table:style-name="Tabla1.C2" office:value-type="string">
            <text:p text:style-name="P5">Multiplicaciones (ábaco).</text:p>
          </table:table-cell>
        </table:table-row>
        <table:table-row>
          <table:table-cell table:style-name="Tabla1.A2" office:value-type="string">
            <text:p text:style-name="P5">Inicios del siglo XVII</text:p>
          </table:table-cell>
          <table:table-cell table:style-name="Tabla1.A2" office:value-type="string">
            <text:p text:style-name="P5">William Oughtred</text:p>
          </table:table-cell>
          <table:table-cell table:style-name="Tabla1.C2" office:value-type="string">
            <text:p text:style-name="P5">Calcular algoritmos (ábaco).</text:p>
          </table:table-cell>
        </table:table-row>
        <table:table-row>
          <table:table-cell table:style-name="Tabla1.A2" office:value-type="string">
            <text:p text:style-name="P5">Durante el siglo XVII</text:p>
          </table:table-cell>
          <table:table-cell table:style-name="Tabla1.A2" office:value-type="string">
            <text:p text:style-name="P5">Wilhelm Schickard</text:p>
          </table:table-cell>
          <table:table-cell table:style-name="Tabla1.C2" office:value-type="string">
            <text:p text:style-name="P5">Calculadora mecánica.</text:p>
          </table:table-cell>
        </table:table-row>
        <table:table-row>
          <table:table-cell table:style-name="Tabla1.A2" office:value-type="string">
            <text:p text:style-name="P5">Durante el siglo XVII</text:p>
          </table:table-cell>
          <table:table-cell table:style-name="Tabla1.A2" office:value-type="string">
            <text:p text:style-name="P5">Blaise Pascal</text:p>
            <text:p text:style-name="P5"/>
            <text:p text:style-name="P5">Wilhelm Von Leibniz</text:p>
          </table:table-cell>
          <table:table-cell table:style-name="Tabla1.C2" office:value-type="string">
            <text:p text:style-name="P5">La Pascalina.</text:p>
            <text:p text:style-name="P5"/>
            <text:p text:style-name="P5">Añadió multiplicaciones, divisiones y <text:span text:style-name="T16">raíces</text:span> cuadradas a la Pascalina.</text:p>
          </table:table-cell>
        </table:table-row>
        <table:table-row>
          <table:table-cell table:style-name="Tabla1.A2" office:value-type="string">
            <text:p text:style-name="P5">1800</text:p>
          </table:table-cell>
          <table:table-cell table:style-name="Tabla1.A2" office:value-type="string">
            <text:p text:style-name="P5">Joseph Marie</text:p>
          </table:table-cell>
          <table:table-cell table:style-name="Tabla1.C2" office:value-type="string">
            <text:p text:style-name="P5">Telar automático.</text:p>
          </table:table-cell>
        </table:table-row>
        <table:table-row>
          <table:table-cell table:style-name="Tabla1.A2" office:value-type="string">
            <text:p text:style-name="P5">1822</text:p>
            <text:p text:style-name="P5"/>
            <text:p text:style-name="P5">1837</text:p>
          </table:table-cell>
          <table:table-cell table:style-name="Tabla1.A2" office:value-type="string">
            <text:p text:style-name="P5"/>
            <text:p text:style-name="P5">Charles Babbage</text:p>
          </table:table-cell>
          <table:table-cell table:style-name="Tabla1.C2" office:value-type="string">
            <text:p text:style-name="P5">Máquina diferencial.</text:p>
            <text:p text:style-name="P5"/>
            <text:p text:style-name="P5">Máquina analítica.</text:p>
          </table:table-cell>
        </table:table-row>
        <table:table-row>
          <table:table-cell table:style-name="Tabla1.A2" office:value-type="string">
            <text:p text:style-name="P5">1854</text:p>
          </table:table-cell>
          <table:table-cell table:style-name="Tabla1.A2" office:value-type="string">
            <text:p text:style-name="P5">George Boole</text:p>
          </table:table-cell>
          <table:table-cell table:style-name="Tabla1.C2" office:value-type="string">
            <text:p text:style-name="P5">Álgebra de Boole.</text:p>
          </table:table-cell>
        </table:table-row>
        <table:table-row>
          <table:table-cell table:style-name="Tabla1.A2" office:value-type="string">
            <text:p text:style-name="P5">1890</text:p>
          </table:table-cell>
          <table:table-cell table:style-name="Tabla1.A2" office:value-type="string">
            <text:p text:style-name="P5">Herman Hollerith</text:p>
          </table:table-cell>
          <table:table-cell table:style-name="Tabla1.C2" office:value-type="string">
            <text:p text:style-name="P5">Máquina tabuladora.</text:p>
          </table:table-cell>
        </table:table-row>
        <table:table-row>
          <table:table-cell table:style-name="Tabla1.A2" office:value-type="string">
            <text:p text:style-name="P5">1931</text:p>
          </table:table-cell>
          <table:table-cell table:style-name="Tabla1.A2" office:value-type="string">
            <text:p text:style-name="P5">Vannevar Bush</text:p>
          </table:table-cell>
          <table:table-cell table:style-name="Tabla1.C2" office:value-type="string">
            <text:p text:style-name="P5">Analizador diferencial.</text:p>
          </table:table-cell>
        </table:table-row>
        <table:table-row>
          <table:table-cell table:style-name="Tabla1.A2" office:value-type="string">
            <text:p text:style-name="P5">1944</text:p>
          </table:table-cell>
          <table:table-cell table:style-name="Tabla1.A2" office:value-type="string">
            <text:p text:style-name="P5">Howard H. Aiken</text:p>
          </table:table-cell>
          <table:table-cell table:style-name="Tabla1.C2" office:value-type="string">
            <text:p text:style-name="P5">Primer ordenador electromecánico(Mark I).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95542255966471" text:continue-numbering="true" text:style-name="L1">
        <text:list-header>
          <text:p text:style-name="P9"><text:span text:style-name="T9">2</text:span><text:span text:style-name="T8">.</text:span><text:span text:style-name="T6">¿Cuál fue el primer ordenador digital totalmente electrónico?</text:span> <text:span text:style-name="T6">¿Y el primer PC?</text:span></text:p>
        </text:list-header>
      </text:list>
      <text:p text:style-name="P12"/>
      <text:p text:style-name="P13"><text:tab/>El primer ordenador totalmente digital fue el ENIAC, en 1946, con 18.000 válvulas <text:tab/>de vacío.</text:p>
      <text:p text:style-name="P13"/>
      <text:p text:style-name="P14"><text:tab/>El primer PC fue desarrollado por IBM en 1981, con el SO MS-DOS.</text:p>
      <text:p text:style-name="P7"/>
      <text:p text:style-name="P7"/>
      <text:p text:style-name="P7"/>
      <text:p text:style-name="P7"/>
      <text:p text:style-name="P7"/>
      <text:list xml:id="list95544095805990" text:continue-numbering="true" text:style-name="L1">
        <text:list-header>
          <text:p text:style-name="P18"><text:span text:style-name="T17">3.</text:span>¿Cuál es el elemento que caracteriza cada una de las generaciones de computadores?</text:p>
        </text:list-header>
      </text:list>
      <text:p text:style-name="P8"/>
      <text:p text:style-name="P10"><text:tab/><text:span text:style-name="T7">1ª generación -----&gt;</text:span><text:span text:style-name="T11"> <text:s/>Válvulas de vacío.</text:span></text:p>
      <text:p text:style-name="P11"><text:tab/><text:span text:style-name="T6">2ª generación -----&gt; </text:span><text:span text:style-name="T10"><text:s/>Transistores.</text:span></text:p>
      <text:p text:style-name="P11"><text:tab/><text:span text:style-name="T6">3ª generación -----&gt;</text:span><text:span text:style-name="T10"> <text:s/>Circuitos integrados, chips.</text:span></text:p>
      <text:p text:style-name="P11"><text:tab/><text:span text:style-name="T6">4ª generación -----&gt;</text:span><text:span text:style-name="T10"> <text:s/>Chips de silicio y microprocesadores.</text:span></text:p>
      <text:p text:style-name="P11"><text:tab/><text:span text:style-name="T6">5ª generación -----&gt;</text:span><text:span text:style-name="T10"> <text:s/>Equipos con capacidad de procesamiento en paralelo.</text:span></text:p>
      <text:p text:style-name="P8"/>
      <text:p text:style-name="P8"/>
      <text:p text:style-name="P8"/>
      <text:p text:style-name="P8"/>
      <text:list xml:id="list95542848947313" text:continue-numbering="true" text:style-name="L1">
        <text:list-header>
          <text:p text:style-name="P23"><text:span text:style-name="T17">4.</text:span>Realiza una tabla resumen con los principales ordenadores de cada generación.</text:p>
          <text:p text:style-name="P22"/>
        </text:list-header>
      </text:list>
      <text:p text:style-name="P24"><text:s text:c="3"/><text:span text:style-name="T4"><text:s text:c="2"/>Generaciones</text:span><text:tab/><text:tab/><text:tab/><text:tab/> <text:s text:c="4"/><text:tab/> <text:s text:c="4"/><text:span text:style-name="T4"><text:s/>Principales Ordenadores</text:span></text:p>
      <table:table table:name="Ordenadores" table:style-name="Ordenadores">
        <table:table-column table:style-name="Ordenadores.A"/>
        <table:table-column table:style-name="Ordenadores.B"/>
        <table:table-header-rows>
          <table:table-row>
            <table:table-cell table:style-name="Ordenadores.A1" office:value-type="string">
              <text:p text:style-name="P20">1ª generación</text:p>
            </table:table-cell>
            <table:table-cell table:style-name="Ordenadores.B1" office:value-type="string">
              <text:p text:style-name="P6">ENIAC, EDVAC, UNIVAC-I, UNIVAC-II, IBM(701,704,705...)</text:p>
            </table:table-cell>
          </table:table-row>
        </table:table-header-rows>
        <table:table-row>
          <table:table-cell table:style-name="Ordenadores.A2" office:value-type="string">
            <text:p text:style-name="P21"><text:span text:style-name="T1">2ª generación</text:span></text:p>
          </table:table-cell>
          <table:table-cell table:style-name="Ordenadores.B2" office:value-type="string">
            <text:p text:style-name="P4">IBM(704, 1401, 1620) y el PDP-1 de DEC</text:p>
          </table:table-cell>
        </table:table-row>
        <table:table-row>
          <table:table-cell table:style-name="Ordenadores.A2" office:value-type="string">
            <text:p text:style-name="P21"><text:span text:style-name="T1">3ª generación</text:span></text:p>
          </table:table-cell>
          <table:table-cell table:style-name="Ordenadores.B2" office:value-type="string">
            <text:p text:style-name="P4">Serie 360 de IBM</text:p>
          </table:table-cell>
        </table:table-row>
        <table:table-row>
          <table:table-cell table:style-name="Ordenadores.A2" office:value-type="string">
            <text:p text:style-name="P21"><text:span text:style-name="T1">4ª generación</text:span></text:p>
          </table:table-cell>
          <table:table-cell table:style-name="Ordenadores.B2" office:value-type="string">
            <text:p text:style-name="P4">Ordenadores Personales(PC) fabricados por Apple Computer, Commodore Business Machines e IBM</text:p>
          </table:table-cell>
        </table:table-row>
        <table:table-row>
          <table:table-cell table:style-name="Ordenadores.A2" office:value-type="string">
            <text:p text:style-name="P21"><text:span text:style-name="T1">5ª generación</text:span></text:p>
          </table:table-cell>
          <table:table-cell table:style-name="Ordenadores.B2" office:value-type="string">
            <text:p text:style-name="P4">Seymour Cray empezó a desarrollar superordenadores, </text:p>
          </table:table-cell>
        </table:table-row>
      </table:table>
      <text:p text:style-name="P25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Verdana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3T09:01:47.803000000</meta:creation-date>
    <dc:date>2019-10-23T09:55:41.509000000</dc:date>
    <meta:editing-duration>PT6M46S</meta:editing-duration>
    <meta:editing-cycles>2</meta:editing-cycles>
    <meta:generator>LibreOffice/6.3.1.2$Windows_X86_64 LibreOffice_project/b79626edf0065ac373bd1df5c28bd630b4424273</meta:generator>
    <meta:document-statistic meta:table-count="2" meta:image-count="0" meta:object-count="0" meta:page-count="2" meta:paragraph-count="63" meta:word-count="276" meta:character-count="1925" meta:non-whitespace-character-count="1675"/>
  </office:meta>
</office:document-meta>
</file>